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1000001A4AC4A978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9cm" loext:decorative="false"/>
      <style:paragraph-properties style:writing-mode="lr-tb"/>
    </style:style>
    <style:style style:name="gr3" style:family="graphic" style:parent-style-name="standard">
      <style:graphic-properties draw:stroke="none" svg:stroke-color="#ff0000" draw:fill="none" draw:fill-color="#ffffff" draw:auto-grow-height="true" draw:auto-grow-width="false" fo:min-height="4.5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/>
      <style:paragraph-properties fo:text-align="center"/>
      <style:text-properties fo:color="#c9211e" loext:opacity="100%"/>
    </style:style>
    <style:style style:name="P2" style:family="paragraph">
      <loext:graphic-properties draw:fill="none" draw:fill-color="#ffffff"/>
    </style:style>
    <style:style style:name="P3" style:family="paragraph">
      <style:paragraph-properties fo:line-height="160%"/>
    </style:style>
    <style:style style:name="P4" style:family="paragraph">
      <loext:graphic-properties draw:fill="none" draw:fill-color="#ffffff"/>
      <style:paragraph-properties fo:line-height="160%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4cm" svg:height="14.855cm" svg:x="5.292cm" svg:y="6.158cm">
          <draw:image xlink:href="Pictures/10000000000001A1000001A4AC4A978A.jpg" xlink:type="simple" xlink:show="embed" xlink:actuate="onLoad" draw:mime-type="image/jpeg">
            <text:p/>
          </draw:image>
        </draw:frame>
        <draw:frame draw:style-name="gr2" draw:text-style-name="P2" draw:layer="layout" svg:width="11.09cm" svg:height="0.962cm" svg:x="6.173cm" svg:y="3.719cm">
          <draw:text-box>
            <text:p>Shift <text:s text:c="18"/>Transpose <text:s text:c="4"/>Sustain</text:p>
          </draw:text-box>
        </draw:frame>
        <draw:frame draw:style-name="gr3" draw:text-style-name="P4" draw:layer="layout" svg:width="3.145cm" svg:height="4.799cm" svg:x="1.533cm" svg:y="8.09cm">
          <draw:text-box>
            <text:p text:style-name="P3">Octave ↑</text:p>
            <text:p text:style-name="P3">Octave ↓</text:p>
            <text:p text:style-name="P3">Reset </text:p>
            <text:p text:style-name="P3"/>
          </draw:text-box>
        </draw:frame>
        <draw:frame draw:style-name="gr4" draw:text-style-name="P2" draw:layer="layout" svg:width="12.577cm" svg:height="1.673cm" svg:x="7.094cm" svg:y="22.163cm">
          <draw:text-box>
            <text:p>Select Layout <text:s text:c="17"/>Scroll layouts</text:p>
            <text:p/>
          </draw:text-box>
        </draw:frame>
        <draw:frame draw:style-name="gr5" draw:text-style-name="P2" draw:layer="layout" svg:width="3.643cm" svg:height="1.115cm" svg:x="1.265cm" svg:y="17.907cm">
          <draw:text-box>
            <text:p>Print Notes</text:p>
          </draw:text-box>
        </draw:frame>
        <draw:line draw:style-name="gr6" draw:text-style-name="P5" draw:layer="layout" svg:x1="4.371cm" svg:y1="9.011cm" svg:x2="5.982cm" svg:y2="8.896cm">
          <text:p/>
        </draw:line>
        <draw:line draw:style-name="gr6" draw:text-style-name="P5" draw:layer="layout" svg:x1="3.72cm" svg:y1="11.273cm" svg:x2="5.714cm" svg:y2="11.465cm">
          <text:p/>
        </draw:line>
        <draw:line draw:style-name="gr6" draw:text-style-name="P5" draw:layer="layout" svg:x1="4.333cm" svg:y1="10.085cm" svg:x2="5.982cm" svg:y2="10.123cm">
          <text:p/>
        </draw:line>
        <draw:line draw:style-name="gr6" draw:text-style-name="P5" draw:layer="layout" svg:x1="12.654cm" svg:y1="4.716cm" svg:x2="12.041cm" svg:y2="6.864cm">
          <text:p/>
        </draw:line>
        <draw:line draw:style-name="gr6" draw:text-style-name="P5" draw:layer="layout" svg:x1="15.683cm" svg:y1="4.755cm" svg:x2="13.421cm" svg:y2="6.787cm">
          <text:p/>
        </draw:line>
        <draw:line draw:style-name="gr6" draw:text-style-name="P5" draw:layer="layout" svg:x1="17.064cm" svg:y1="22.355cm" svg:x2="18.713cm" svg:y2="18.981cm">
          <text:p/>
        </draw:line>
        <draw:line draw:style-name="gr6" draw:text-style-name="P5" draw:layer="layout" svg:x1="4.947cm" svg:y1="18.291cm" svg:x2="6.02cm" svg:y2="18.329cm">
          <text:p/>
        </draw:line>
        <draw:line draw:style-name="gr6" draw:text-style-name="P5" draw:layer="layout" svg:x1="9.855cm" svg:y1="22.163cm" svg:x2="10.775cm" svg:y2="19.556cm">
          <text:p/>
        </draw:line>
        <draw:line draw:style-name="gr6" draw:text-style-name="P5" draw:layer="layout" svg:x1="7.171cm" svg:y1="4.64cm" svg:x2="6.558cm" svg:y2="6.78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12:45:00.051676845</meta:creation-date>
    <dc:date>2026-01-02T13:00:42.646169828</dc:date>
    <meta:editing-duration>PT1M51S</meta:editing-duration>
    <meta:editing-cycles>2</meta:editing-cycles>
    <meta:generator>LibreOffice/25.8.3.2$Linux_X86_64 LibreOffice_project/580$Build-2</meta:generator>
    <meta:document-statistic meta:object-count="14"/>
  </office:meta>
</office:document-meta>
</file>